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f7b1" officeooo:paragraph-rsid="0002f7b1" style:font-weight-asian="bold" style:font-weight-complex="bold"/>
    </style:style>
    <style:style style:name="P2" style:family="paragraph" style:parent-style-name="Standard">
      <style:text-properties fo:font-weight="bold" officeooo:rsid="0004025f" officeooo:paragraph-rsid="0004025f" style:font-weight-asian="bold" style:font-weight-complex="bold"/>
    </style:style>
    <style:style style:name="P3" style:family="paragraph" style:parent-style-name="Standard">
      <style:text-properties fo:font-weight="bold" officeooo:rsid="000b367d" officeooo:paragraph-rsid="000b367d" style:font-weight-asian="bold" style:font-weight-complex="bold"/>
    </style:style>
    <style:style style:name="P4" style:family="paragraph" style:parent-style-name="Standard">
      <style:text-properties fo:font-style="italic" fo:font-weight="normal" officeooo:rsid="0002f7b1" officeooo:paragraph-rsid="0002f7b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57e02" officeooo:paragraph-rsid="00057e02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8ba14" officeooo:paragraph-rsid="0008ba1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weight="normal" officeooo:rsid="000b367d" officeooo:paragraph-rsid="000b367d" style:font-weight-asian="normal" style:font-weight-complex="normal"/>
    </style:style>
    <style:style style:name="P8" style:family="paragraph" style:parent-style-name="Standard">
      <style:text-properties fo:font-style="normal" fo:font-weight="normal" officeooo:rsid="00057e02" officeooo:paragraph-rsid="00057e0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57e02" officeooo:paragraph-rsid="0005b87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8ba14" officeooo:paragraph-rsid="0008ba1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5b876" officeooo:paragraph-rsid="0005b87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2f7b1" officeooo:paragraph-rsid="0002f7b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17ba5" officeooo:paragraph-rsid="00117ba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tyle="normal" fo:font-weight="normal" officeooo:rsid="0002f7b1" officeooo:paragraph-rsid="0002f7b1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5b87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42ff" style:font-weight-asian="normal" style:font-weight-complex="normal"/>
    </style:style>
    <style:style style:name="T5" style:family="text">
      <style:text-properties fo:font-weight="normal" officeooo:rsid="000fa87b" style:font-weight-asian="normal" style:font-weight-complex="normal"/>
    </style:style>
    <style:style style:name="T6" style:family="text">
      <style:text-properties fo:font-weight="normal" officeooo:rsid="00100a23" style:font-weight-asian="normal" style:font-weight-complex="normal"/>
    </style:style>
    <style:style style:name="T7" style:family="text">
      <style:text-properties officeooo:rsid="00137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Outline:</text:p>
      <text:p text:style-name="P1"/>
      <text:p text:style-name="P3">Things to solve:</text:p>
      <text:p text:style-name="P3"><text:s/><text:span text:style-name="T3">-- </text:span><text:span text:style-name="T4">Implement my geometry</text:span></text:p>
      <text:p text:style-name="P7"><text:s/>-- Calculation of Air Kerma</text:p>
      <text:p text:style-name="P7"><text:s/>-- Magic numbers (voxels) everywhere <text:span text:style-name="T7">(think this is fixed)</text:span></text:p>
      <text:p text:style-name="P1"/>
      <text:p text:style-name="P2">Run:</text:p>
      <text:p text:style-name="P2"/>
      <text:p text:style-name="P5">Constructor (args, vector&lt;string&gt; of multifunctional detector names)</text:p>
      <text:p text:style-name="P8">- Grabs the SDManager pointer</text:p>
      <text:p text:style-name="P8">- Loops through each of the MFDs found in the SDManager</text:p>
      <text:p text:style-name="P8"><text:s text:c="3"/>- Loops through each of the primitive scorers found in the MFD</text:p>
      <text:p text:style-name="P9"><text:s text:c="3"/>- <text:s/><text:span text:style-name="T2">Adds collectionname, collection ID, and 2 run maps (one for dose one for uncertainty) to a vector</text:span></text:p>
      <text:p text:style-name="P11"><text:s text:c="3"/>list</text:p>
      <text:p text:style-name="P9"/>
      <text:p text:style-name="P6">Record Event</text:p>
      <text:p text:style-name="P10">- Takes the hits collection of each event and adds it to the hits collection for the whole run</text:p>
      <text:p text:style-name="P10">- A little bit tricky because of the way the formatting is done (hitsmap[i] = dose, hitsmap[i+1] = uncertainty ... and so on)</text:p>
      <text:p text:style-name="P1"/>
      <text:p text:style-name="P1">RunAction:</text:p>
      <text:p text:style-name="P1"/>
      <text:p text:style-name="P4">Beginning Action: </text:p>
      <text:p text:style-name="P12">- Prints out events as they occur (their number and time)</text:p>
      <text:p text:style-name="P4"/>
      <text:p text:style-name="P4">End Action:</text:p>
      <text:p text:style-name="P4">- <text:span text:style-name="T1">Creates two hits maps from the hits maps stored in run (first map pulls dose, second map pulls statistical uncertainty)</text:span></text:p>
      <text:p text:style-name="P12">- Creates an output stream to a .csv file</text:p>
      <text:p text:style-name="P12">- Increments through both of the hits maps and prints their results in the csv</text:p>
      <text:p text:style-name="P14"/>
      <text:p text:style-name="P12"/>
      <text:p text:style-name="P13">joules * (cm3/grams) / cm3</text:p>
      <text:p text:style-name="P13"/>
      <text:p text:style-name="P13">(Energy dep * voxel volume)/density (is this right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2:31:38.842199297</meta:creation-date>
    <dc:date>2016-06-16T13:29:03.384217428</dc:date>
    <meta:editing-duration>PT1H22M8S</meta:editing-duration>
    <meta:editing-cycles>11</meta:editing-cycles>
    <meta:generator>LibreOffice/5.1.2.2$Linux_X86_64 LibreOffice_project/10m0$Build-2</meta:generator>
    <meta:document-statistic meta:table-count="0" meta:image-count="0" meta:object-count="0" meta:page-count="1" meta:paragraph-count="24" meta:word-count="196" meta:character-count="1120" meta:non-whitespace-character-count="934"/>
  </office:meta>
</office:document-meta>
</file>